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3.753cm" svg:height="7.736cm" svg:x="1cm" svg:y="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6-01-21T15:12:29.452404660</dc:date>
    <meta:editing-duration>PT4M1S</meta:editing-duration>
    <meta:editing-cycles>20</meta:editing-cycles>
    <meta:generator>LibreOffice/24.2.7.2$Linux_X86_64 LibreOffice_project/420$Build-2</meta:generator>
    <meta:document-statistic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754cm" svg:height="7.737cm" xlink:href="." xlink:type="simple" chart:class="chart:scatter" chart:style-name="ch1">
        <chart:plot-area chart:style-name="ch2" chart:data-source-has-labels="both" svg:x="0.275cm" svg:y="0.154cm" svg:width="13.204cm" svg:height="7.429cm">
          <chart:coordinate-region svg:x="0.817cm" svg:y="0.353cm" svg:width="12.568cm" svg:height="7.031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53553390593274">
                <text:p>3.53553390593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.06161699786838E-016">
                <text:p>3.06161699786838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.53553390593274">
                <text:p>-3.53553390593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.53553390593274">
                <text:p>-3.535533905932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9.18485099360515E-016">
                <text:p>-9.18485099360515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53553390593274">
                <text:p>3.53553390593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.53553390593274">
                <text:p>3.535533905932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8" draw:display-name="Gradient 8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